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paragraph-rsid="000fe8ab"/>
    </style:style>
    <style:style style:name="P2" style:family="paragraph" style:parent-style-name="Text_20_body">
      <style:text-properties officeooo:rsid="00154d1b" officeooo:paragraph-rsid="00154d1b"/>
    </style:style>
    <style:style style:name="P3" style:family="paragraph" style:parent-style-name="Text_20_body">
      <style:text-properties officeooo:rsid="0016bb74" officeooo:paragraph-rsid="0016bb74"/>
    </style:style>
    <style:style style:name="P4" style:family="paragraph" style:parent-style-name="Heading_20_2">
      <style:text-properties officeooo:rsid="00154d1b" officeooo:paragraph-rsid="00154d1b"/>
    </style:style>
    <style:style style:name="T1" style:family="text">
      <style:text-properties officeooo:rsid="000fe8ab"/>
    </style:style>
    <style:style style:name="T2" style:family="text">
      <style:text-properties officeooo:rsid="001466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estausdokumentti</text:span>: <text:span text:style-name="T1">RSA salauksen toteutus Javalla.</text:span></text:p>
      <text:h text:style-name="P4" text:outline-level="2">Testaus käsin</text:h>
      <text:p text:style-name="P3">Ohjelmaa on alkutaipaleella testattu vain käsin. Se on ollut pitkälti alkuun vain sovelluksen käyttöä erilaisilla syötteillä.</text:p>
      <text:h text:style-name="P4" text:outline-level="2">Junit-testaus</text:h>
      <text:p text:style-name="P2">Kaikki sovelluksen yksikkötestaus on tehty Junit:lla. Kattavuus kärsii hieman staattisista metodeista, sekä poikkeuksienhallinnas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22:57:57.851000000</meta:creation-date>
    <dc:date>2015-04-16T23:08:43.986514913</dc:date>
    <meta:editing-duration>PT8M20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1" meta:paragraph-count="5" meta:word-count="37" meta:character-count="333" meta:non-whitespace-character-count="333"/>
  </office:meta>
</office:document-meta>
</file>